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normal" style:text-underline-style="solid" style:text-underline-width="auto" style:text-underline-color="font-color" fo:font-weight="bold" officeooo:rsid="0010adc5" officeooo:paragraph-rsid="0010adc5" style:font-size-asian="26pt" style:font-style-asian="normal" style:font-weight-asian="bold" style:font-size-complex="2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10adc5" officeooo:paragraph-rsid="0010adc5" style:font-size-asian="11.3500003814697pt" style:font-style-asian="normal" style:font-weight-asian="bold" style:font-size-complex="13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11c6b2" officeooo:paragraph-rsid="0011c6b2" style:font-size-asian="11.3500003814697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12a579" officeooo:paragraph-rsid="0012a579" style:font-size-asian="11.3500003814697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paragraph-rsid="0010adc5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paragraph-rsid="0012a579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1c6b2" officeooo:paragraph-rsid="0011c6b2"/>
    </style:style>
    <style:style style:name="P8" style:family="paragraph" style:parent-style-name="Standard">
      <style:paragraph-properties style:line-height-at-least="0.503cm"/>
      <style:text-properties fo:font-weight="normal" style:font-weight-asian="normal" style:font-weight-complex="normal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 style:font-weight-asian="normal" style:font-weight-complex="normal"/>
    </style:style>
    <style:style style:name="P11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13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 style:font-weight-asian="normal" style:font-weight-complex="normal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12a579" officeooo:paragraph-rsid="0012a579" style:font-size-asian="11.3500003814697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17088f" officeooo:paragraph-rsid="0017088f" style:font-size-asian="11.3500003814697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8" style:family="paragraph" style:parent-style-name="Standard">
      <style:paragraph-properties fo:text-align="start" style:justify-single-word="false"/>
      <style:text-properties fo:color="#d4d4d4" style:font-name="Droid Sans Mono" fo:font-size="10.5pt" fo:font-style="normal" style:text-underline-style="none" fo:font-weight="normal" officeooo:rsid="0017088f" officeooo:paragraph-rsid="0017088f" fo:background-color="#1e1e1e" style:font-size-asian="11.3500003814697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0" style:family="paragraph" style:parent-style-name="Standard">
      <style:paragraph-properties style:line-height-at-least="0.503cm"/>
    </style:style>
    <style:style style:name="T1" style:family="text">
      <style:text-properties fo:color="#c586c0"/>
    </style:style>
    <style:style style:name="T2" style:family="text">
      <style:text-properties fo:color="#c586c0" style:font-name="Droid Sans Mono" fo:font-size="10.5pt" fo:font-weight="normal" fo:background-color="#1e1e1e" loext:char-shading-value="0"/>
    </style:style>
    <style:style style:name="T3" style:family="text">
      <style:text-properties fo:color="#c586c0" style:font-name="Droid Sans Mono" fo:font-size="10.5pt" fo:font-style="normal" style:text-underline-style="none" fo:font-weight="normal" fo:background-color="#1e1e1e" loext:char-shading-value="0" style:font-size-asian="11.3500003814697pt" style:font-style-asian="normal" style:font-weight-asian="bold" style:font-size-complex="13pt" style:font-style-complex="normal" style:font-weight-complex="bold"/>
    </style:style>
    <style:style style:name="T4" style:family="text">
      <style:text-properties fo:color="#569cd6"/>
    </style:style>
    <style:style style:name="T5" style:family="text">
      <style:text-properties fo:color="#ce9178"/>
    </style:style>
    <style:style style:name="T6" style:family="text">
      <style:text-properties fo:color="#ce9178" style:font-name="Droid Sans Mono" fo:font-size="10.5pt" fo:font-weight="normal" fo:background-color="#1e1e1e" loext:char-shading-value="0"/>
    </style:style>
    <style:style style:name="T7" style:family="text">
      <style:text-properties fo:color="#ce9178" style:font-name="Droid Sans Mono" fo:font-size="10.5pt" fo:font-style="normal" style:text-underline-style="none" fo:font-weight="normal" fo:background-color="#1e1e1e" loext:char-shading-value="0" style:font-size-asian="11.3500003814697pt" style:font-style-asian="normal" style:font-weight-asian="bold" style:font-size-complex="13pt" style:font-style-complex="normal" style:font-weight-complex="bold"/>
    </style:style>
    <style:style style:name="T8" style:family="text">
      <style:text-properties fo:color="#dcdcaa"/>
    </style:style>
    <style:style style:name="T9" style:family="text">
      <style:text-properties fo:color="#9cdcfe"/>
    </style:style>
    <style:style style:name="T10" style:family="text">
      <style:text-properties fo:color="#b5cea8"/>
    </style:style>
    <style:style style:name="T11" style:family="text">
      <style:text-properties fo:color="#d7ba7d"/>
    </style:style>
    <style:style style:name="T12" style:family="text">
      <style:text-properties fo:color="#6a9955" style:font-name="Droid Sans Mono" fo:font-size="10.5pt" fo:font-weight="normal" fo:background-color="#1e1e1e" loext:char-shading-value="0" style:font-weight-asian="normal" style:font-weight-complex="normal"/>
    </style:style>
    <style:style style:name="T13" style:family="text">
      <style:text-properties fo:font-style="normal" style:text-underline-style="none" style:font-size-asian="11.3500003814697pt" style:font-style-asian="normal" style:font-weight-asian="bold" style:font-size-complex="13pt" style:font-style-complex="normal" style:font-weight-complex="bold"/>
    </style:style>
    <style:style style:name="T14" style:family="text">
      <style:text-properties fo:font-style="normal" style:text-underline-style="none" officeooo:rsid="0010adc5" style:font-size-asian="11.3500003814697pt" style:font-style-asian="normal" style:font-weight-asian="bold" style:font-size-complex="13pt" style:font-style-complex="normal" style:font-weight-complex="bold"/>
    </style:style>
    <style:style style:name="T15" style:family="text">
      <style:text-properties fo:font-style="normal" style:text-underline-style="none" officeooo:rsid="0011c6b2" style:font-size-asian="11.3500003814697pt" style:font-style-asian="normal" style:font-weight-asian="bold" style:font-size-complex="13pt" style:font-style-complex="normal" style:font-weight-complex="bold"/>
    </style:style>
    <style:style style:name="T16" style:family="text">
      <style:text-properties fo:font-style="normal" style:text-underline-style="none" officeooo:rsid="0012a579" style:font-size-asian="11.3500003814697pt" style:font-style-asian="normal" style:font-weight-asian="bold" style:font-size-complex="13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-Practice Codes</text:p>
      <text:p text:style-name="P1"/>
      <text:p text:style-name="P2">Q1) Armstrong problem for any index?</text:p>
      <text:p text:style-name="P5"><text:span text:style-name="T14">Ans:</text:span><text:span text:style-name="T12">// Armstrong number detection for any index</text:span></text:p>
      <text:p text:style-name="P10"><text:span text:style-name="T1">#include</text:span><text:span text:style-name="T4"> </text:span><text:span text:style-name="T5">&lt;stdio.h&gt;</text:span></text:p>
      <text:p text:style-name="P10"><text:span text:style-name="T1">#include</text:span><text:span text:style-name="T4"> </text:span><text:span text:style-name="T5">&lt;math.h&gt;</text:span></text:p>
      <text:p text:style-name="P10"><text:span text:style-name="T4">int</text:span> <text:span text:style-name="T8">main</text:span>()</text:p>
      <text:p text:style-name="P10">{</text:p>
      <text:p text:style-name="P10"><text:span text:style-name="T4">int</text:span> <text:span text:style-name="T9">i</text:span>, <text:span text:style-name="T9">j</text:span>, <text:span text:style-name="T9">temp_divisor</text:span>, <text:span text:style-name="T9">temp_quotient</text:span> = <text:span text:style-name="T10">0</text:span>;</text:p>
      <text:p text:style-name="P10"><text:span text:style-name="T4">int</text:span> <text:span text:style-name="T9">no_of_digits</text:span>, <text:span text:style-name="T9">num</text:span>, <text:span text:style-name="T9">sum</text:span> = <text:span text:style-name="T10">0</text:span>;</text:p>
      <text:p text:style-name="P10"><text:span text:style-name="T8">printf</text:span>(<text:span text:style-name="T5">"Enter the number of digits in the number:</text:span><text:span text:style-name="T11">\t</text:span><text:span text:style-name="T5">"</text:span>);</text:p>
      <text:p text:style-name="P10"><text:span text:style-name="T8">scanf</text:span>(<text:span text:style-name="T5">"</text:span><text:span text:style-name="T9">%d</text:span><text:span text:style-name="T5">"</text:span>, &amp;<text:span text:style-name="T9">no_of_digits</text:span>);</text:p>
      <text:p text:style-name="P10"><text:span text:style-name="T8">printf</text:span>(<text:span text:style-name="T5">"Enter the number:</text:span><text:span text:style-name="T11">\t</text:span><text:span text:style-name="T5">"</text:span>);</text:p>
      <text:p text:style-name="P10"><text:span text:style-name="T8">scanf</text:span>(<text:span text:style-name="T5">"</text:span><text:span text:style-name="T9">%d</text:span><text:span text:style-name="T5">"</text:span>, &amp;<text:span text:style-name="T9">num</text:span>);</text:p>
      <text:p text:style-name="P10"><text:span text:style-name="T9">j</text:span> = <text:span text:style-name="T9">num</text:span>;</text:p>
      <text:p text:style-name="P10"><text:span text:style-name="T9">temp_divisor</text:span> = <text:span text:style-name="T8">pow</text:span>(<text:span text:style-name="T10">10</text:span>, <text:span text:style-name="T9">no_of_digits</text:span> - <text:span text:style-name="T10">1</text:span>);</text:p>
      <text:p text:style-name="P8"/>
      <text:p text:style-name="P10"><text:span text:style-name="T1">for</text:span> (<text:span text:style-name="T9">i</text:span> = <text:span text:style-name="T10">0</text:span>; <text:span text:style-name="T9">i</text:span> &lt; <text:span text:style-name="T9">no_of_digits</text:span>; <text:span text:style-name="T9">i</text:span>++)</text:p>
      <text:p text:style-name="P10">{</text:p>
      <text:p text:style-name="P10"><text:span text:style-name="T9">temp_quotient</text:span> = <text:span text:style-name="T9">j</text:span> / <text:span text:style-name="T9">temp_divisor</text:span>;</text:p>
      <text:p text:style-name="P10"><text:span text:style-name="T9">j</text:span> = <text:span text:style-name="T9">j</text:span> % <text:span text:style-name="T9">temp_divisor</text:span>;</text:p>
      <text:p text:style-name="P8"/>
      <text:p text:style-name="P10"><text:span text:style-name="T9">sum</text:span> = <text:span text:style-name="T9">sum</text:span> + <text:span text:style-name="T8">pow</text:span>(<text:span text:style-name="T9">temp_quotient</text:span>, <text:span text:style-name="T9">no_of_digits</text:span>);</text:p>
      <text:p text:style-name="P10"><text:span text:style-name="T9">temp_divisor</text:span> = <text:span text:style-name="T9">temp_divisor</text:span> / <text:span text:style-name="T10">10</text:span>;</text:p>
      <text:p text:style-name="P10">}</text:p>
      <text:p text:style-name="P8"/>
      <text:p text:style-name="P10"><text:span text:style-name="T1">if</text:span> (<text:span text:style-name="T9">sum</text:span> == <text:span text:style-name="T9">num</text:span>)</text:p>
      <text:p text:style-name="P10">{</text:p>
      <text:p text:style-name="P10"><text:span text:style-name="T8">printf</text:span>(<text:span text:style-name="T5">"Yes the entered number is an armstrong number</text:span><text:span text:style-name="T11">\n</text:span><text:span text:style-name="T5">"</text:span>);</text:p>
      <text:p text:style-name="P10">}</text:p>
      <text:p text:style-name="P13">else</text:p>
      <text:p text:style-name="P10">{</text:p>
      <text:p text:style-name="P10"><text:span text:style-name="T8">printf</text:span>(<text:span text:style-name="T5">"The entered number is not an armstrong number</text:span><text:span text:style-name="T11">\n</text:span><text:span text:style-name="T5">"</text:span>);</text:p>
      <text:p text:style-name="P10">}</text:p>
      <text:p text:style-name="P8"/>
      <text:p text:style-name="P10"><text:span text:style-name="T1">return</text:span> <text:span text:style-name="T10">0</text:span>;</text:p>
      <text:p text:style-name="P10">}</text:p>
      <text:p text:style-name="P2">--------------------------------------------------------------------------------------------------------------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2)Keep taking numbers as input from users until the number entered is a multiple of 7 (using do while loop)?</text:p>
      <text:p text:style-name="P5"><text:span text:style-name="T14">Ans:</text:span><text:span text:style-name="T2">#include</text:span><text:span text:style-name="T6">&lt;stdio.h&gt;</text:span></text:p>
      <text:p text:style-name="P9"><text:span text:style-name="T4">int</text:span> <text:span text:style-name="T8">main</text:span>(<text:span text:style-name="T4">int</text:span> <text:span text:style-name="T9">argc</text:span>, <text:span text:style-name="T4">char</text:span> <text:span text:style-name="T4">const</text:span> *<text:span text:style-name="T9">argv</text:span><text:span text:style-name="T4">[]</text:span>)</text:p>
      <text:p text:style-name="P9">{</text:p>
      <text:p text:style-name="P9"><text:span text:style-name="T4">int</text:span> <text:span text:style-name="T9">n</text:span>;</text:p>
      <text:p text:style-name="P12">do</text:p>
      <text:p text:style-name="P9">{</text:p>
      <text:p text:style-name="P9"><text:span text:style-name="T8">printf</text:span>(<text:span text:style-name="T5">"Enter the number:"</text:span>);</text:p>
      <text:p text:style-name="P9"><text:span text:style-name="T8">scanf</text:span>(<text:span text:style-name="T5">"</text:span><text:span text:style-name="T9">%d</text:span><text:span text:style-name="T5">"</text:span>,&amp;<text:span text:style-name="T9">n</text:span>);</text:p>
      <text:p text:style-name="P9"><text:span text:style-name="T8">printf</text:span>(<text:span text:style-name="T5">"</text:span><text:span text:style-name="T11">\n</text:span><text:span text:style-name="T5">"</text:span>);</text:p>
      <text:p text:style-name="P14"/>
      <text:p text:style-name="P9">} <text:span text:style-name="T1">while</text:span> (<text:span text:style-name="T9">n</text:span>%<text:span text:style-name="T10">7</text:span>==<text:span text:style-name="T10">0</text:span>);</text:p>
      <text:p text:style-name="P9"><text:span text:style-name="T8">printf</text:span>(<text:span text:style-name="T5">"The last number entered is not a multiple of 7.</text:span><text:span text:style-name="T11">\n</text:span><text:span text:style-name="T5">"</text:span>);</text:p>
      <text:p text:style-name="P14"/>
      <text:p text:style-name="P9"><text:span text:style-name="T1">return</text:span> <text:span text:style-name="T10">0</text:span>;</text:p>
      <text:p text:style-name="P9">}</text:p>
      <text:p text:style-name="P2">---------------------------------------------------------------------------------------------------------------</text:p>
      <text:p text:style-name="P5"><text:span text:style-name="T14">Q</text:span><text:span text:style-name="T15">3) Print all numbers from 1-10 except 6(use continue)</text:span></text:p>
      <text:p text:style-name="P3">Ans:</text:p>
      <text:p text:style-name="P11">//print all numbers from 1-10 except 6</text:p>
      <text:p text:style-name="P9"><text:span text:style-name="T1">#include</text:span><text:span text:style-name="T5">&lt;stdio.h&gt;</text:span></text:p>
      <text:p text:style-name="P9"><text:span text:style-name="T4">int</text:span> <text:span text:style-name="T8">main</text:span>(<text:span text:style-name="T4">int</text:span> <text:span text:style-name="T9">argc</text:span>, <text:span text:style-name="T4">char</text:span> <text:span text:style-name="T4">const</text:span> *<text:span text:style-name="T9">argv</text:span><text:span text:style-name="T4">[]</text:span>)</text:p>
      <text:p text:style-name="P9">{</text:p>
      <text:p text:style-name="P9"><text:span text:style-name="T4">int</text:span> <text:span text:style-name="T9">i</text:span>,<text:span text:style-name="T9">n</text:span>;</text:p>
      <text:p text:style-name="P9"><text:span text:style-name="T1">for</text:span> ( <text:span text:style-name="T9">i</text:span> = <text:span text:style-name="T10">0</text:span>; <text:span text:style-name="T9">i</text:span> &lt; <text:span text:style-name="T10">10</text:span>; <text:span text:style-name="T9">i</text:span>++)</text:p>
      <text:p text:style-name="P9">{</text:p>
      <text:p text:style-name="P9"><text:span text:style-name="T1">if</text:span> (<text:span text:style-name="T9">i</text:span>+<text:span text:style-name="T10">1</text:span>==<text:span text:style-name="T10">6</text:span>)</text:p>
      <text:p text:style-name="P9">{</text:p>
      <text:p text:style-name="P9"><text:span text:style-name="T1">continue</text:span>;</text:p>
      <text:p text:style-name="P9">}</text:p>
      <text:p text:style-name="P9"><text:span text:style-name="T8">printf</text:span>(<text:span text:style-name="T5">"</text:span><text:span text:style-name="T9">%d</text:span><text:span text:style-name="T11">\n</text:span><text:span text:style-name="T5">"</text:span>,<text:span text:style-name="T9">i</text:span>+<text:span text:style-name="T10">1</text:span>);</text:p>
      <text:p text:style-name="P9">}</text:p>
      <text:p text:style-name="P14"/>
      <text:p text:style-name="P9"><text:span text:style-name="T1">return</text:span> <text:span text:style-name="T10">0</text:span>;</text:p>
      <text:p text:style-name="P9">}</text:p>
      <text:p text:style-name="P2">---------------------------------------------------------------------------------------------------------------</text:p>
      <text:p text:style-name="P7"><text:span text:style-name="T14">Q</text:span><text:span text:style-name="T13">4)Print all odd number from 5-50 ?</text:span></text:p>
      <text:p text:style-name="P3">Ans:</text:p>
      <text:p text:style-name="P11">//print all odd numbers from 5-50 </text:p>
      <text:p text:style-name="P9"><text:span text:style-name="T1">#include</text:span><text:span text:style-name="T5">&lt;stdio.h&gt;</text:span></text:p>
      <text:p text:style-name="P9"><text:span text:style-name="T4">int</text:span> <text:span text:style-name="T8">main</text:span>(<text:span text:style-name="T4">int</text:span> <text:span text:style-name="T9">argc</text:span>, <text:span text:style-name="T4">char</text:span> <text:span text:style-name="T4">const</text:span> *<text:span text:style-name="T9">argv</text:span><text:span text:style-name="T4">[]</text:span>)</text:p>
      <text:p text:style-name="P9">{</text:p>
      <text:p text:style-name="P9"><text:span text:style-name="T4">int</text:span> <text:span text:style-name="T9">i</text:span>,<text:span text:style-name="T9">n</text:span>;</text:p>
      <text:p text:style-name="P9"><text:span text:style-name="T1">for</text:span> ( <text:span text:style-name="T9">i</text:span> = <text:span text:style-name="T10">5</text:span>; <text:span text:style-name="T9">i</text:span> &lt;= <text:span text:style-name="T10">50</text:span>; <text:span text:style-name="T9">i</text:span>++)</text:p>
      <text:p text:style-name="P9">{</text:p>
      <text:p text:style-name="P9"><text:span text:style-name="T1">if</text:span> (<text:span text:style-name="T9">i</text:span>%<text:span text:style-name="T10">2</text:span>==<text:span text:style-name="T10">0</text:span>)</text:p>
      <text:p text:style-name="P9">{</text:p>
      <text:p text:style-name="P9"><text:span text:style-name="T1">continue</text:span>;</text:p>
      <text:p text:style-name="P9">}</text:p>
      <text:p text:style-name="P9"><text:soft-page-break/><text:span text:style-name="T8">printf</text:span>(<text:span text:style-name="T5">"</text:span><text:span text:style-name="T9">%d</text:span><text:span text:style-name="T11">\n</text:span><text:span text:style-name="T5">"</text:span>,<text:span text:style-name="T9">i</text:span>);</text:p>
      <text:p text:style-name="P9">}</text:p>
      <text:p text:style-name="P14"/>
      <text:p text:style-name="P9"><text:span text:style-name="T1">return</text:span> <text:span text:style-name="T10">0</text:span>;</text:p>
      <text:p text:style-name="P9">}</text:p>
      <text:p text:style-name="P9"/>
      <text:p text:style-name="P3">---------------------------------------------------------------------------------------------------------------</text:p>
      <text:p text:style-name="P4">Q5)Print the factorial of a number n ?</text:p>
      <text:p text:style-name="P6"><text:span text:style-name="T16">Ans:</text:span><text:span text:style-name="T3">#include</text:span><text:span text:style-name="T7">&lt;stdio.h&gt;</text:span></text:p>
      <text:p text:style-name="P9"><text:span text:style-name="T4">int</text:span> <text:span text:style-name="T8">main</text:span>(<text:span text:style-name="T4">int</text:span> <text:span text:style-name="T9">argc</text:span>, <text:span text:style-name="T4">char</text:span> <text:span text:style-name="T4">const</text:span> *<text:span text:style-name="T9">argv</text:span><text:span text:style-name="T4">[]</text:span>)</text:p>
      <text:p text:style-name="P9">{</text:p>
      <text:p text:style-name="P9"><text:span text:style-name="T4">int</text:span> <text:span text:style-name="T9">i</text:span>,<text:span text:style-name="T9">n</text:span>,<text:span text:style-name="T9">fact</text:span>=<text:span text:style-name="T10">1</text:span>;</text:p>
      <text:p text:style-name="P9"><text:span text:style-name="T8">printf</text:span>(<text:span text:style-name="T5">"Enter the number:"</text:span>);</text:p>
      <text:p text:style-name="P9"><text:span text:style-name="T8">scanf</text:span>(<text:span text:style-name="T5">"</text:span><text:span text:style-name="T9">%d</text:span><text:span text:style-name="T5">"</text:span>,&amp;<text:span text:style-name="T9">n</text:span>);</text:p>
      <text:p text:style-name="P12">do</text:p>
      <text:p text:style-name="P9">{</text:p>
      <text:p text:style-name="P9"><text:span text:style-name="T9">fact</text:span>=<text:span text:style-name="T9">fact</text:span>*<text:span text:style-name="T9">n</text:span>;</text:p>
      <text:p text:style-name="P9"><text:span text:style-name="T9">n</text:span>--;</text:p>
      <text:p text:style-name="P9">} <text:span text:style-name="T1">while</text:span> (<text:span text:style-name="T9">n</text:span>&gt;<text:span text:style-name="T10">0</text:span>);</text:p>
      <text:p text:style-name="P9"><text:span text:style-name="T8">printf</text:span>(<text:span text:style-name="T5">"The factorial of the entered number is:</text:span><text:span text:style-name="T9">%d</text:span><text:span text:style-name="T5">.</text:span><text:span text:style-name="T11">\n</text:span><text:span text:style-name="T5">"</text:span>,<text:span text:style-name="T9">fact</text:span>);</text:p>
      <text:p text:style-name="P14"/>
      <text:p text:style-name="P9"><text:span text:style-name="T1">return</text:span> <text:span text:style-name="T10">0</text:span>;</text:p>
      <text:p text:style-name="P9">}</text:p>
      <text:p text:style-name="P9"/>
      <text:p text:style-name="P4">---------------------------------------------------------------------------------------------------------------</text:p>
      <text:p text:style-name="P16">Q6) Print various shapes using the concept of nested loops?</text:p>
      <text:p text:style-name="P16">Ans:</text:p>
      <text:p text:style-name="P18"><text:span text:style-name="T1">#include</text:span><text:span text:style-name="T4"> </text:span><text:span text:style-name="T5">&lt;stdio.h&gt;</text:span></text:p>
      <text:p text:style-name="P9"><text:span text:style-name="T4">int</text:span> <text:span text:style-name="T8">main</text:span>(<text:span text:style-name="T4">int</text:span> <text:span text:style-name="T9">argc</text:span>, <text:span text:style-name="T4">char</text:span> <text:span text:style-name="T4">const</text:span> *<text:span text:style-name="T9">argv</text:span><text:span text:style-name="T4">[]</text:span>)</text:p>
      <text:p text:style-name="P9">{</text:p>
      <text:p text:style-name="P9"><text:span text:style-name="T4">int</text:span> <text:span text:style-name="T9">option</text:span>, <text:span text:style-name="T9">sq_side</text:span>, <text:span text:style-name="T9">Lenght</text:span>, <text:span text:style-name="T9">Breadth</text:span>, <text:span text:style-name="T9">tri_lines</text:span>;</text:p>
      <text:p text:style-name="P14"/>
      <text:p text:style-name="P9"><text:span text:style-name="T8">printf</text:span>(<text:span text:style-name="T5">"Entre the code for the pattern:</text:span><text:span text:style-name="T11">\n</text:span><text:span text:style-name="T5">1-Square.</text:span><text:span text:style-name="T11">\n</text:span><text:span text:style-name="T5">2-Rectangle</text:span><text:span text:style-name="T11">\n</text:span><text:span text:style-name="T5">3-Equilateral Triangle(upright)</text:span><text:span text:style-name="T11">\n</text:span><text:span text:style-name="T5">4-Right angled triangle(HRupright)</text:span><text:span text:style-name="T11">\n</text:span><text:span text:style-name="T5">5-Right angled triangle(HR,inverted)</text:span><text:span text:style-name="T11">\n</text:span><text:span text:style-name="T5">"</text:span>);</text:p>
      <text:p text:style-name="P9"><text:span text:style-name="T8">scanf</text:span>(<text:span text:style-name="T5">"</text:span><text:span text:style-name="T9">%d</text:span><text:span text:style-name="T5">"</text:span>, &amp;<text:span text:style-name="T9">option</text:span>);</text:p>
      <text:p text:style-name="P9"><text:span text:style-name="T1">switch</text:span> (<text:span text:style-name="T9">option</text:span>)</text:p>
      <text:p text:style-name="P9">{</text:p>
      <text:p text:style-name="P11">// code for square</text:p>
      <text:p text:style-name="P9"><text:span text:style-name="T1">case</text:span> <text:span text:style-name="T10">1</text:span>:</text:p>
      <text:p text:style-name="P14"/>
      <text:p text:style-name="P9"><text:span text:style-name="T8">printf</text:span>(<text:span text:style-name="T5">"Enter the side size:"</text:span>);</text:p>
      <text:p text:style-name="P9"><text:span text:style-name="T8">scanf</text:span>(<text:span text:style-name="T5">"</text:span><text:span text:style-name="T9">%d</text:span><text:span text:style-name="T5">"</text:span>, &amp;<text:span text:style-name="T9">sq_side</text:span>);</text:p>
      <text:p text:style-name="P9"><text:span text:style-name="T1">for</text:span> (<text:span text:style-name="T4">int</text:span> <text:span text:style-name="T9">i</text:span> = <text:span text:style-name="T10">0</text:span>; <text:span text:style-name="T9">i</text:span> &lt; <text:span text:style-name="T9">sq_side</text:span>; <text:span text:style-name="T9">i</text:span>++)</text:p>
      <text:p text:style-name="P9">{</text:p>
      <text:p text:style-name="P9"><text:span text:style-name="T8">printf</text:span>(<text:span text:style-name="T5">"</text:span><text:span text:style-name="T11">\t\t\t</text:span><text:span text:style-name="T5">"</text:span>);</text:p>
      <text:p text:style-name="P9"><text:span text:style-name="T1">for</text:span> (<text:span text:style-name="T4">int</text:span> <text:span text:style-name="T9">j</text:span> = <text:span text:style-name="T10">0</text:span>; <text:span text:style-name="T9">j</text:span> &lt; <text:span text:style-name="T9">sq_side</text:span>; <text:span text:style-name="T9">j</text:span>++)</text:p>
      <text:p text:style-name="P9">{</text:p>
      <text:p text:style-name="P9"><text:span text:style-name="T8">printf</text:span>(<text:span text:style-name="T5">" @ "</text:span>);</text:p>
      <text:p text:style-name="P9">}</text:p>
      <text:p text:style-name="P9"><text:soft-page-break/><text:span text:style-name="T8">printf</text:span>(<text:span text:style-name="T5">"</text:span><text:span text:style-name="T11">\n</text:span><text:span text:style-name="T5">"</text:span>);</text:p>
      <text:p text:style-name="P9">}</text:p>
      <text:p text:style-name="P9"><text:span text:style-name="T1">break</text:span>;</text:p>
      <text:p text:style-name="P11">// code for rectangle</text:p>
      <text:p text:style-name="P9"><text:span text:style-name="T1">case</text:span> <text:span text:style-name="T10">2</text:span>:</text:p>
      <text:p text:style-name="P14"/>
      <text:p text:style-name="P9"><text:span text:style-name="T8">printf</text:span>(<text:span text:style-name="T5">"Enter the Length and Breadth:"</text:span>);</text:p>
      <text:p text:style-name="P9"><text:span text:style-name="T8">scanf</text:span>(<text:span text:style-name="T5">"</text:span><text:span text:style-name="T9">%d</text:span><text:span text:style-name="T5"> </text:span><text:span text:style-name="T9">%d</text:span><text:span text:style-name="T5">"</text:span>, &amp;<text:span text:style-name="T9">Lenght</text:span>, &amp;<text:span text:style-name="T9">Breadth</text:span>);</text:p>
      <text:p text:style-name="P9"><text:span text:style-name="T1">for</text:span> (<text:span text:style-name="T4">int</text:span> <text:span text:style-name="T9">i</text:span> = <text:span text:style-name="T10">0</text:span>; <text:span text:style-name="T9">i</text:span> &lt; <text:span text:style-name="T9">Breadth</text:span>; <text:span text:style-name="T9">i</text:span>++)</text:p>
      <text:p text:style-name="P9">{</text:p>
      <text:p text:style-name="P9"><text:span text:style-name="T8">printf</text:span>(<text:span text:style-name="T5">"</text:span><text:span text:style-name="T11">\t\t\t</text:span><text:span text:style-name="T5">"</text:span>);</text:p>
      <text:p text:style-name="P9"><text:span text:style-name="T1">for</text:span> (<text:span text:style-name="T4">int</text:span> <text:span text:style-name="T9">j</text:span> = <text:span text:style-name="T10">0</text:span>; <text:span text:style-name="T9">j</text:span> &lt; <text:span text:style-name="T9">Lenght</text:span>; <text:span text:style-name="T9">j</text:span>++)</text:p>
      <text:p text:style-name="P9">{</text:p>
      <text:p text:style-name="P9"><text:span text:style-name="T8">printf</text:span>(<text:span text:style-name="T5">" $ "</text:span>);</text:p>
      <text:p text:style-name="P9">}</text:p>
      <text:p text:style-name="P9"><text:span text:style-name="T8">printf</text:span>(<text:span text:style-name="T5">"</text:span><text:span text:style-name="T11">\n</text:span><text:span text:style-name="T5">"</text:span>);</text:p>
      <text:p text:style-name="P9">}</text:p>
      <text:p text:style-name="P14"/>
      <text:p text:style-name="P9"><text:span text:style-name="T1">break</text:span>;</text:p>
      <text:p text:style-name="P14"/>
      <text:p text:style-name="P9"><text:span text:style-name="T1">case</text:span> <text:span text:style-name="T10">3</text:span>:</text:p>
      <text:p text:style-name="P9"><text:span text:style-name="T8">printf</text:span>(<text:span text:style-name="T5">"Enter the number of lines for the triangle:"</text:span>);</text:p>
      <text:p text:style-name="P9"><text:span text:style-name="T8">scanf</text:span>(<text:span text:style-name="T5">"</text:span><text:span text:style-name="T9">%d</text:span><text:span text:style-name="T5">"</text:span>, &amp;<text:span text:style-name="T9">tri_lines</text:span>);</text:p>
      <text:p text:style-name="P9"><text:span text:style-name="T1">for</text:span> (<text:span text:style-name="T4">int</text:span> <text:span text:style-name="T9">k</text:span> =<text:span text:style-name="T10">0</text:span> ,<text:span text:style-name="T9">i</text:span> = <text:span text:style-name="T9">tri_lines</text:span>;<text:span text:style-name="T9">k</text:span>&lt;<text:span text:style-name="T9">tri_lines</text:span>, <text:span text:style-name="T9">i</text:span> &gt; <text:span text:style-name="T10">0</text:span>;<text:span text:style-name="T9">k</text:span>++, <text:span text:style-name="T9">i</text:span>--)</text:p>
      <text:p text:style-name="P9">{</text:p>
      <text:p text:style-name="P9"><text:span text:style-name="T1">for</text:span> (<text:span text:style-name="T4">int</text:span> <text:span text:style-name="T9">j</text:span> = <text:span text:style-name="T10">0</text:span>; <text:span text:style-name="T9">j</text:span> &lt; <text:span text:style-name="T9">i</text:span>-<text:span text:style-name="T10">1</text:span>; <text:span text:style-name="T9">j</text:span>++)</text:p>
      <text:p text:style-name="P9">{</text:p>
      <text:p text:style-name="P9"><text:span text:style-name="T8">printf</text:span>(<text:span text:style-name="T5">" "</text:span>);</text:p>
      <text:p text:style-name="P9">}</text:p>
      <text:p text:style-name="P9"><text:span text:style-name="T1">for</text:span> (<text:span text:style-name="T4">int</text:span> <text:span text:style-name="T9">j</text:span> = <text:span text:style-name="T10">0</text:span>; <text:span text:style-name="T9">j</text:span> &lt;= <text:span text:style-name="T9">k</text:span>; <text:span text:style-name="T9">j</text:span>++)</text:p>
      <text:p text:style-name="P9">{</text:p>
      <text:p text:style-name="P9"><text:span text:style-name="T8">printf</text:span>(<text:span text:style-name="T5">"@ "</text:span>);</text:p>
      <text:p text:style-name="P9">}</text:p>
      <text:p text:style-name="P9"><text:span text:style-name="T8">printf</text:span>(<text:span text:style-name="T5">"</text:span><text:span text:style-name="T11">\n</text:span><text:span text:style-name="T5">"</text:span>);</text:p>
      <text:p text:style-name="P9">}</text:p>
      <text:p text:style-name="P9"><text:span text:style-name="T1">break</text:span>;</text:p>
      <text:p text:style-name="P14"/>
      <text:p text:style-name="P9"><text:span text:style-name="T1">case</text:span> <text:span text:style-name="T10">4</text:span>:</text:p>
      <text:p text:style-name="P9"><text:span text:style-name="T8">printf</text:span>(<text:span text:style-name="T5">"Enter the number of lines:"</text:span>);</text:p>
      <text:p text:style-name="P9"><text:span text:style-name="T8">scanf</text:span>(<text:span text:style-name="T5">"</text:span><text:span text:style-name="T9">%d</text:span><text:span text:style-name="T5">"</text:span>, &amp;<text:span text:style-name="T9">tri_lines</text:span>);</text:p>
      <text:p text:style-name="P9"><text:span text:style-name="T1">for</text:span> (<text:span text:style-name="T4">int</text:span> <text:span text:style-name="T9">i</text:span> = <text:span text:style-name="T10">0</text:span>; <text:span text:style-name="T9">i</text:span> &lt; <text:span text:style-name="T9">tri_lines</text:span>; <text:span text:style-name="T9">i</text:span>++)</text:p>
      <text:p text:style-name="P9">{</text:p>
      <text:p text:style-name="P9"><text:span text:style-name="T1">for</text:span> (<text:span text:style-name="T4">int</text:span> <text:span text:style-name="T9">j</text:span> = <text:span text:style-name="T10">0</text:span>; <text:span text:style-name="T9">j</text:span> &lt;= <text:span text:style-name="T9">i</text:span>; <text:span text:style-name="T9">j</text:span>++)</text:p>
      <text:p text:style-name="P9">{</text:p>
      <text:p text:style-name="P9"><text:span text:style-name="T8">printf</text:span>(<text:span text:style-name="T5">"! "</text:span>);</text:p>
      <text:p text:style-name="P9">}</text:p>
      <text:p text:style-name="P9"><text:span text:style-name="T8">printf</text:span>(<text:span text:style-name="T5">"</text:span><text:span text:style-name="T11">\n</text:span><text:span text:style-name="T5">"</text:span>);</text:p>
      <text:p text:style-name="P9">}</text:p>
      <text:p text:style-name="P14"/>
      <text:p text:style-name="P9"><text:span text:style-name="T1">break</text:span>;</text:p>
      <text:p text:style-name="P9"><text:span text:style-name="T1">case</text:span> <text:span text:style-name="T10">5</text:span>:</text:p>
      <text:p text:style-name="P9"><text:soft-page-break/><text:span text:style-name="T8">printf</text:span>(<text:span text:style-name="T5">"Enter the number of lines:"</text:span>);</text:p>
      <text:p text:style-name="P9"><text:span text:style-name="T8">scanf</text:span>(<text:span text:style-name="T5">"</text:span><text:span text:style-name="T9">%d</text:span><text:span text:style-name="T5">"</text:span>, &amp;<text:span text:style-name="T9">tri_lines</text:span>);</text:p>
      <text:p text:style-name="P9"><text:span text:style-name="T1">for</text:span> (<text:span text:style-name="T4">int</text:span> <text:span text:style-name="T9">i</text:span> = <text:span text:style-name="T9">tri_lines</text:span>; <text:span text:style-name="T9">i</text:span> &gt; <text:span text:style-name="T10">0</text:span>; <text:span text:style-name="T9">i</text:span>--)</text:p>
      <text:p text:style-name="P9">{</text:p>
      <text:p text:style-name="P9"><text:span text:style-name="T1">for</text:span> (<text:span text:style-name="T4">int</text:span> <text:span text:style-name="T9">j</text:span> = <text:span text:style-name="T10">0</text:span>; <text:span text:style-name="T9">j</text:span> &lt; <text:span text:style-name="T9">i</text:span>; <text:span text:style-name="T9">j</text:span>++)</text:p>
      <text:p text:style-name="P9">{</text:p>
      <text:p text:style-name="P9"><text:span text:style-name="T8">printf</text:span>(<text:span text:style-name="T5">"! "</text:span>);</text:p>
      <text:p text:style-name="P9">}</text:p>
      <text:p text:style-name="P9"><text:span text:style-name="T8">printf</text:span>(<text:span text:style-name="T5">"</text:span><text:span text:style-name="T11">\n</text:span><text:span text:style-name="T5">"</text:span>);</text:p>
      <text:p text:style-name="P9">}</text:p>
      <text:p text:style-name="P14"/>
      <text:p text:style-name="P9"><text:span text:style-name="T1">break</text:span>;</text:p>
      <text:p text:style-name="P9">}</text:p>
      <text:p text:style-name="P14"/>
      <text:p text:style-name="P9"><text:span text:style-name="T1">return</text:span> <text:span text:style-name="T10">0</text:span>;</text:p>
      <text:p text:style-name="P9">}</text:p>
      <text:p text:style-name="P9"/>
      <text:p text:style-name="P16">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23:07:08.741527470</meta:creation-date>
    <dc:date>2022-07-30T00:43:30.408094388</dc:date>
    <meta:editing-duration>PT2H21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182" meta:word-count="562" meta:character-count="3803" meta:non-whitespace-character-count="3425"/>
  </office:meta>
</office:document-meta>
</file>